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tillium Web&quot;" svg:font-family="'&quot;Titillium Web&quot;'"/>
    <style:font-face style:name="&quot;Titillium Web&quot;, Arial" svg:font-family="'&quot;Titillium Web&quot;, Arial'"/>
    <style:font-face style:name="Arial" svg:font-family="Arial"/>
    <style:font-face style:name="Titillium Web" svg:font-family="'Titillium Web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9.5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81.96pt"/>
    </style:style>
    <style:style style:name="co4" style:family="table-column">
      <style:table-column-properties fo:break-before="auto" style:column-width="152.79pt"/>
    </style:style>
    <style:style style:name="co5" style:family="table-column">
      <style:table-column-properties fo:break-before="auto" style:column-width="144.45pt"/>
    </style:style>
    <style:style style:name="co6" style:family="table-column">
      <style:table-column-properties fo:break-before="auto" style:column-width="100.69pt"/>
    </style:style>
    <style:style style:name="co7" style:family="table-column">
      <style:table-column-properties fo:break-before="auto" style:column-width="28.49pt"/>
    </style:style>
    <style:style style:name="co8" style:family="table-column">
      <style:table-column-properties fo:break-before="auto" style:column-width="213.9pt"/>
    </style:style>
    <style:style style:name="co9" style:family="table-column">
      <style:table-column-properties fo:break-before="auto" style:column-width="286.84pt"/>
    </style:style>
    <style:style style:name="co10" style:family="table-column">
      <style:table-column-properties fo:break-before="auto" style:column-width="121.55pt"/>
    </style:style>
    <style:style style:name="co11" style:family="table-column">
      <style:table-column-properties fo:break-before="auto" style:column-width="125.01pt"/>
    </style:style>
    <style:style style:name="co12" style:family="table-column">
      <style:table-column-properties fo:break-before="auto" style:column-width="172.94pt"/>
    </style:style>
    <style:style style:name="co13" style:family="table-column">
      <style:table-column-properties fo:break-before="auto" style:column-width="84.76pt"/>
    </style:style>
    <style:style style:name="co14" style:family="table-column">
      <style:table-column-properties fo:break-before="auto" style:column-width="88.21pt"/>
    </style:style>
    <style:style style:name="co15" style:family="table-column">
      <style:table-column-properties fo:break-before="auto" style:column-width="42.41pt"/>
    </style:style>
    <style:style style:name="co16" style:family="table-column">
      <style:table-column-properties fo:break-before="auto" style:column-width="141.7pt"/>
    </style:style>
    <style:style style:name="co17" style:family="table-column">
      <style:table-column-properties fo:break-before="auto" style:column-width="150.69pt"/>
    </style:style>
    <style:style style:name="co18" style:family="table-column">
      <style:table-column-properties fo:break-before="auto" style:column-width="247.24pt"/>
    </style:style>
    <style:style style:name="co19" style:family="table-column">
      <style:table-column-properties fo:break-before="auto" style:column-width="214.61pt"/>
    </style:style>
    <style:style style:name="co20" style:family="table-column">
      <style:table-column-properties fo:break-before="auto" style:column-width="90.99pt"/>
    </style:style>
    <style:style style:name="co21" style:family="table-column">
      <style:table-column-properties fo:break-before="auto" style:column-width="25.71pt"/>
    </style:style>
    <style:style style:name="co22" style:family="table-column">
      <style:table-column-properties fo:break-before="auto" style:column-width="143.04pt"/>
    </style:style>
    <style:style style:name="co23" style:family="table-column">
      <style:table-column-properties fo:break-before="auto" style:column-width="116.65pt"/>
    </style:style>
    <style:style style:name="co24" style:family="table-column">
      <style:table-column-properties fo:break-before="auto" style:column-width="136.86pt"/>
    </style:style>
    <style:style style:name="co25" style:family="table-column">
      <style:table-column-properties fo:break-before="auto" style:column-width="26.39pt"/>
    </style:style>
    <style:style style:name="co26" style:family="table-column">
      <style:table-column-properties fo:break-before="auto" style:column-width="33.36pt"/>
    </style:style>
    <style:style style:name="co27" style:family="table-column">
      <style:table-column-properties fo:break-before="auto" style:column-width="145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struzioni">
      <style:table-properties table:display="true" style:writing-mode="lr-tb"/>
    </style:style>
    <style:style style:name="ta2" style:family="table" style:master-page-name="PageStyle_5f_Lista_20_servizi_20_digitali_20_al_20_cittadino">
      <style:table-properties table:display="true" style:writing-mode="lr-tb"/>
    </style:style>
    <style:style style:name="ta3" style:family="table" style:master-page-name="PageStyle_5f_Tipologie_20_di_20_flussi">
      <style:table-properties table:display="true" style:writing-mode="lr-tb"/>
    </style:style>
    <style:style style:name="ta4" style:family="table" style:master-page-name="PageStyle_5f_Flussidiservizio">
      <style:table-properties table:display="false" style:writing-mode="lr-tb"/>
    </style:style>
    <style:style style:name="ta5" style:family="table" style:master-page-name="PageStyle_5f_Permessi_20_e_20_documenti-flusso_20_di_20_servizio">
      <style:table-properties table:display="true" style:writing-mode="lr-tb"/>
    </style:style>
    <style:style style:name="ta6" style:family="table" style:master-page-name="PageStyle_5f_Pagamenti_20_dovuti-flusso_20_di_20_servizio">
      <style:table-properties table:display="true" style:writing-mode="lr-tb"/>
    </style:style>
    <style:style style:name="ta7" style:family="table" style:master-page-name="PageStyle_5f_Vantaggi_20_economici-flusso_20_di_20_servizio">
      <style:table-properties table:display="true" style:writing-mode="lr-tb"/>
    </style:style>
    <style:style style:name="ta8" style:family="table" style:master-page-name="PageStyle_5f_Domande_20_con_20_graduatoria-flusso_20_di_20_servizio">
      <style:table-properties table:display="true" style:writing-mode="lr-tb"/>
    </style:style>
    <style:style style:name="ta9" style:family="table" style:master-page-name="PageStyle_5f_Servizi_20_a_20_pagamento-flussi_20_di_20_servizio">
      <style:table-properties table:display="true" style:writing-mode="lr-tb"/>
    </style:style>
    <style:style style:name="ce1" style:family="table-cell" style:parent-style-name="Default">
      <style:table-cell-properties fo:background-color="#4285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8" style:family="table-cell" style:parent-style-name="Default">
      <style:table-cell-properties fo:background-color="#4285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1" style:family="table-cell" style:parent-style-name="Default">
      <style:table-cell-properties fo:background-color="#4285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Titillium Web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Titillium Web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Titillium Web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4285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6" style:family="table-cell" style:parent-style-name="Default">
      <style:table-cell-properties fo:background-color="#4285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29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1" style:family="table-cell" style:parent-style-name="Default">
      <style:table-cell-properties fo:background-color="#4285f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2" style:family="table-cell" style:parent-style-name="Default">
      <style:table-cell-properties fo:background-color="#4285f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7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T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&quot;Titillium Web&quot;, Arial" style:font-size-asian="11pt" style:font-size-complex="11pt" style:font-weight-asian="normal" style:font-weight-complex="normal" style:font-style-asian="normal" style:font-name="&quot;Titillium Web&quot;, Arial"/>
    </style:style>
    <style:style style:name="T2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&quot;Titillium Web&quot;, Arial" style:font-size-asian="11pt" style:font-size-complex="11pt" style:font-weight-asian="normal" style:font-weight-complex="normal" style:font-name="&quot;Titillium Web&quot;, Arial" fo:font-style="italic" style:font-style-asian="italic" style:font-style-complex="italic"/>
    </style:style>
    <style:style style:name="T3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&quot;Titillium Web&quot;, Arial" style:font-size-asian="11pt" style:font-size-complex="11pt" style:font-weight-asian="normal" style:font-weight-complex="normal" style:font-name="&quot;Titillium Web&quot;, Arial" fo:font-style="normal" style:font-style-asian="normal" style:font-style-complex="normal"/>
    </style:style>
    <style:style style:name="T4" style:family="text">
      <style:text-properties style:font-style-complex="normal" style:font-name="Titillium Web" style:font-style-asian="normal" style:font-weight-complex="normal" style:font-weight-asian="normal" style:font-size-complex="11pt" style:font-size-asian="11pt" style:font-name-complex="Titillium Web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" style:family="text">
      <style:text-properties style:font-name="Titillium Web" style:font-weight-complex="normal" style:font-weight-asian="normal" style:font-size-complex="11pt" style:font-size-asian="11pt" style:font-name-complex="Titillium Web" style:text-position="0% 100%" fo:color="#000000" style:text-outline="false" style:text-line-through-type="none" style:text-underline-style="none" style:text-underline-color="font-color" fo:font-weight="normal" fo:font-size="11pt" fo:text-shadow="none" fo:font-style="italic" style:font-style-asian="italic" style:font-style-complex="italic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Titillium Web" style:font-size-asian="11pt" style:font-size-complex="11pt" style:font-weight-asian="normal" style:font-weight-complex="normal" style:font-style-asian="normal" style:font-name="Titillium Web"/>
    </style:style>
    <style:style style:name="T7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Titillium Web" style:font-size-asian="11pt" style:font-size-complex="11pt" style:font-weight-asian="normal" style:font-weight-complex="normal" style:font-name="Titillium Web" fo:font-style="italic" style:font-style-asian="italic" style:font-style-complex="italic"/>
    </style:style>
    <style:style style:name="T8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Titillium Web" style:font-size-asian="11pt" style:font-size-complex="11pt" style:font-weight-asian="normal" style:font-weight-complex="normal" style:font-name="Titillium Web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Istruzioni.$B$18:.$B$22])" table:allow-empty-cell="true" table:display-list="unsorted" table:base-cell-address="'Lista servizi digitali al cittadino'.F2">
          <table:error-message table:message-type="stop" table:display="true"/>
        </table:content-validation>
        <table:content-validation table:name="val2" table:condition="of:cell-content-is-in-list([$Istruzioni.$B$18:.$B$22])" table:allow-empty-cell="true" table:display-list="unsorted" table:base-cell-address="'Tipologie di flussi'.A2">
          <table:error-message table:message-type="stop" table:display="true"/>
        </table:content-validation>
        <table:content-validation table:name="val3" table:condition="of:cell-content-is-in-list([$Istruzioni.$B$18:.$B$22])" table:allow-empty-cell="true" table:display-list="unsorted" table:base-cell-address="Flussidiservizio.B4">
          <table:error-message table:message-type="stop" table:display="true"/>
        </table:content-validation>
        <table:content-validation table:name="val4" table:condition="of:cell-content-is-in-list([$Istruzioni.$B$18:.$B$22])" table:allow-empty-cell="true" table:display-list="unsorted" table:base-cell-address="'Permessi e documenti-flusso di servizio'.B3">
          <table:error-message table:message-type="stop" table:display="true"/>
        </table:content-validation>
        <table:content-validation table:name="val5" table:condition="of:cell-content-is-in-list([$Istruzioni.$B$18:.$B$22])" table:allow-empty-cell="true" table:display-list="unsorted" table:base-cell-address="'Pagamenti dovuti-flusso di servizio'.B3">
          <table:error-message table:message-type="stop" table:display="true"/>
        </table:content-validation>
        <table:content-validation table:name="val6" table:condition="of:cell-content-is-in-list([$Istruzioni.$B$18:.$B$22])" table:allow-empty-cell="true" table:display-list="unsorted" table:base-cell-address="'Vantaggi economici-flusso di servizio'.B3">
          <table:error-message table:message-type="stop" table:display="true"/>
        </table:content-validation>
        <table:content-validation table:name="val7" table:condition="of:cell-content-is-in-list([$Istruzioni.$B$18:.$B$22])" table:allow-empty-cell="true" table:display-list="unsorted" table:base-cell-address="'Domande con graduatoria-flusso di servizio'.B3">
          <table:error-message table:message-type="stop" table:display="true"/>
        </table:content-validation>
        <table:content-validation table:name="val8" table:condition="of:cell-content-is-in-list([$Istruzioni.$B$18:.$B$22])" table:allow-empty-cell="true" table:display-list="unsorted" table:base-cell-address="'Servizi a pagamento-flussi di servizio'.B3">
          <table:error-message table:message-type="stop" table:display="true"/>
        </table:content-validation>
      </table:content-validations>
      <table:table table:name="Istruzioni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PER INIZIARE</text:p>
          </table:table-cell>
          <table:covered-table-cell/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5" office:value-type="string" calcext:value-type="string">
            <text:p>Questo è un documento destinato alla visualizzazione, per modificarlo è necessario salvare una copia nel proprio Google Driv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sa è:</text:p>
          </table:table-cell>
          <table:table-cell table:style-name="ce6" office:value-type="string" calcext:value-type="string">
            <text:p><text:span text:style-name="T1">Il tool </text:span><text:span text:style-name="T2">Archetipi e flussi di servizio</text:span><text:span text:style-name="T3"> cosiste in una serie di tabelle che riportano la struttura di riferimento che riconduce alle 5 tipologie di flussi di servizio e presenta una panoramica dei relativi moduli e sezioni.</text:span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sa non è:</text:p>
          </table:table-cell>
          <table:table-cell table:style-name="ce6" office:value-type="string" calcext:value-type="string">
            <text:p>Questo tool non è uno strumento operativo, ma fatto per la consultazione. Non è estensivo di tutti i possibili servizi erogati dai comuni ma si focalizza sulla lista di servizi riferiti all'interventi relativi al PNRR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opo</text:p>
          </table:table-cell>
          <table:table-cell table:style-name="ce6" office:value-type="string" calcext:value-type="string">
            <text:p>Guida il designer/developer nell'identificare la tipologia di flusso di servizio più simile al servizio digitale al cittadino che devi realizzare, e comprendere la struttura del modello di flusso corrispondente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truzioni: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onsulta il foglio 'Lista servizi digitali al cittadino' per capire a quale tipologia di flusso afferisce il servizio che devi digitalizzare. La lista è organizzata in ordine numerico e suddivisa a seconda della categorie di servizio.</text:p>
          </table:table-cell>
          <table:table-cell table:number-columns-repeated="10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assa al foglio 'Tipologiediflussi' dove la stessa lista è riordinata per archetipo, puoi riordinare la colonna di riferimento numerico 'N.' per trovare facilmente il servizio che vuoi digitalizzare. Utilizza i link nella colonna 'Epiche e storie' e 'Diagrammi di flusso', per consultare il dettaglio di ciascuna tipologia di flusso.</text:p>
          </table:table-cell>
          <table:table-cell table:number-columns-repeated="102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onsulta nel dettaglio la colonna <text:s/>'Moduli' per capire quali sono i blocchi che costituiscono <text:s/>il flusso e in che ordine devono essere presentati all'utente.</text:p>
          </table:table-cell>
          <table:table-cell table:number-columns-repeated="102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onsulta nel dettaglio la colonna 'Sezioni' per capire di quali sezioni e componenti sono composte le interfacce relative a ciascun flusso e come vanno assemblate.</text:p>
          </table:table-cell>
          <table:table-cell table:number-columns-repeated="10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Utilizza i link nella sezione 'template html' per accedere alle risorse corrispondenti a ciascuno dei passaggi.</text:p>
          </table:table-cell>
          <table:table-cell table:style-name="ce7" office:value-type="string" calcext:value-type="string">
            <text:p>In lavorazio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6" office:value-type="string" calcext:value-type="string">
            <text:p>Se il servizio non è presente nella lista potrai usare una copia del foglio 'Flussi di servizio' per mapparne i passaggi chiave, definire i moduli e le sezioni necessarie e adattarle.</text:p>
          </table:table-cell>
          <table:table-cell table:style-name="ce7"/>
          <table:table-cell table:number-columns-repeated="2"/>
          <table:table-cell table:style-name="ce10"/>
          <table:table-cell table:number-columns-repeated="1018"/>
        </table:table-row>
        <table:table-row table:style-name="ro1" table:number-rows-repeated="2">
          <table:table-cell table:style-name="ce3"/>
          <table:table-cell table:style-name="ce6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LEGENDA ARCHETIPI</text:p>
          </table:table-cell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Permessi e documenti</text:p>
          </table:table-cell>
          <table:table-cell table:number-columns-repeated="10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Pagamenti dovuti</text:p>
          </table:table-cell>
          <table:table-cell table:number-columns-repeated="102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Vantaggi economici</text:p>
          </table:table-cell>
          <table:table-cell table:number-columns-repeated="102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Domande con graduatoria</text:p>
          </table:table-cell>
          <table:table-cell table:number-columns-repeated="102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Servizi a pagamento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 servizi digitali al cittadino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11" office:value-type="string" calcext:value-type="string">
            <text:p>Categoria di servizio</text:p>
          </table:table-cell>
          <table:table-cell table:style-name="ce11" office:value-type="string" calcext:value-type="string">
            <text:p>Nome del servizio</text:p>
          </table:table-cell>
          <table:table-cell table:style-name="ce11" office:value-type="string" calcext:value-type="string">
            <text:p>N.</text:p>
          </table:table-cell>
          <table:table-cell table:style-name="ce11" office:value-type="string" calcext:value-type="string">
            <text:p>Servizio digitale per il cittadino</text:p>
          </table:table-cell>
          <table:table-cell table:style-name="ce11" office:value-type="string" calcext:value-type="string">
            <text:p>Descrizione</text:p>
          </table:table-cell>
          <table:table-cell table:style-name="ce11" office:value-type="string" calcext:value-type="string">
            <text:p>Tipologiadiflusso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Urbanistica ed edilizia</text:p>
          </table:table-cell>
          <table:table-cell table:style-name="ce12" office:value-type="string" calcext:value-type="string">
            <text:p>Parcheggi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ichiedere permesso di parcheggio per residenti</text:p>
          </table:table-cell>
          <table:table-cell table:style-name="ce12" office:value-type="string" calcext:value-type="string">
            <text:p>Servizio relativo al rilascio di un'autorizzazione per posteggiare nelle aree di parcheggio pubblico a pagamento</text:p>
          </table:table-cell>
          <table:table-cell table:style-name="ce12" table:content-validation-name="val1" office:value-type="string" calcext:value-type="string">
            <text:p>Permessi e document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Tributi e pagamenti</text:p>
          </table:table-cell>
          <table:table-cell table:style-name="ce12" office:value-type="string" calcext:value-type="string">
            <text:p>Tributi maggiori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Pagare tributi IMU</text:p>
          </table:table-cell>
          <table:table-cell table:style-name="ce12" office:value-type="string" calcext:value-type="string">
            <text:p>Servizio di pagamento relativo all'adempimento delle obbligazioni tributarie relative alle rendite catastali</text:p>
          </table:table-cell>
          <table:table-cell table:style-name="ce12" table:content-validation-name="val1" office:value-type="string" calcext:value-type="string">
            <text:p>Pagamenti dovut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Tributi e pagamenti</text:p>
          </table:table-cell>
          <table:table-cell table:style-name="ce12" office:value-type="string" calcext:value-type="string">
            <text:p>Canoni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agare canone CIMP</text:p>
          </table:table-cell>
          <table:table-cell table:style-name="ce12" office:value-type="string" calcext:value-type="string">
            <text:p>Servizio di pagamento del canone per la diffusione o l'esposizione di messaggi pubblicitari nel territorio comunale </text:p>
          </table:table-cell>
          <table:table-cell table:style-name="ce12" table:content-validation-name="val1" office:value-type="string" calcext:value-type="string">
            <text:p>Pagamenti dovut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Tributi e pagamenti</text:p>
          </table:table-cell>
          <table:table-cell table:style-name="ce12" office:value-type="string" calcext:value-type="string">
            <text:p>Canoni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agare canone COSAP</text:p>
          </table:table-cell>
          <table:table-cell table:style-name="ce12" office:value-type="string" calcext:value-type="string">
            <text:p>Servizio di pagamento del canone per l'occupazione permanente o temporanea del suolo pubblico</text:p>
          </table:table-cell>
          <table:table-cell table:style-name="ce12" table:content-validation-name="val1" office:value-type="string" calcext:value-type="string">
            <text:p>Pagamenti dovut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Tributi e pagamenti</text:p>
          </table:table-cell>
          <table:table-cell table:style-name="ce12" office:value-type="string" calcext:value-type="string">
            <text:p>Canoni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Pagare canone idrico</text:p>
          </table:table-cell>
          <table:table-cell table:style-name="ce12" office:value-type="string" calcext:value-type="string">
            <text:p>Servizio di pagamento del canone per la fornitura di acqua potabile</text:p>
          </table:table-cell>
          <table:table-cell table:style-name="ce12" table:content-validation-name="val1" office:value-type="string" calcext:value-type="string">
            <text:p>Pagamenti dovut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Servizi socio-assistenziali e sanitari</text:p>
          </table:table-cell>
          <table:table-cell table:style-name="ce12" office:value-type="string" calcext:value-type="string">
            <text:p>Sociale - assistenza scolastica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Richiedere agevolazioni scolastiche</text:p>
          </table:table-cell>
          <table:table-cell table:style-name="ce12" office:value-type="string" calcext:value-type="string">
            <text:p>Servizio per la fruizione di agevolazioni in ambito scolastico</text:p>
          </table:table-cell>
          <table:table-cell table:style-name="ce12" table:content-validation-name="val1" office:value-type="string" calcext:value-type="string">
            <text:p>Vantaggi economic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Servizi socio-assistenziali e sanitari</text:p>
          </table:table-cell>
          <table:table-cell table:style-name="ce12" office:value-type="string" calcext:value-type="string">
            <text:p>Sociale - ediliz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Richiedere assegnazione alloggio</text:p>
          </table:table-cell>
          <table:table-cell table:style-name="ce12" office:value-type="string" calcext:value-type="string">
            <text:p>Servizio per richiedere l'assegnazione di alloggi</text:p>
          </table:table-cell>
          <table:table-cell table:style-name="ce12" table:content-validation-name="val1" office:value-type="string" calcext:value-type="string">
            <text:p>Domande con graduatoria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Servizi socio-assistenziali e sanitari</text:p>
          </table:table-cell>
          <table:table-cell table:style-name="ce12" office:value-type="string" calcext:value-type="string">
            <text:p>Sociale - sostegno economico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resentare domanda per assegno di maternità</text:p>
          </table:table-cell>
          <table:table-cell table:style-name="ce12" office:value-type="string" calcext:value-type="string">
            <text:p>Servizio per la fruizione di contributo economico concesso alle madri non occupate o non aventi diritto al trattamento di maternità, per nascite, adozioni e affidamenti preadottivi</text:p>
          </table:table-cell>
          <table:table-cell table:style-name="ce12" table:content-validation-name="val1" office:value-type="string" calcext:value-type="string">
            <text:p>Vantaggi economic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Servizi socio-assistenziali e sanitari</text:p>
          </table:table-cell>
          <table:table-cell table:style-name="ce12" office:value-type="string" calcext:value-type="string">
            <text:p>Sociale - sostegno economico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Presentare domanda per bonus economici</text:p>
          </table:table-cell>
          <table:table-cell table:style-name="ce12" office:value-type="string" calcext:value-type="string">
            <text:p>Sovvenzioni erogate per consentire il risparmio sulla spesa per specifici servizi e/o beni, riservato ai cittadini che abbiano i requisiti stabiliti per accedere alla fruizione del vantaggio</text:p>
          </table:table-cell>
          <table:table-cell table:style-name="ce12" table:content-validation-name="val1" office:value-type="string" calcext:value-type="string">
            <text:p>Vantaggi economic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Servizi socio-assistenziali e sanitari</text:p>
          </table:table-cell>
          <table:table-cell table:style-name="ce12" office:value-type="string" calcext:value-type="string">
            <text:p>Sociale - sostegno economico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Presentare domanda per un contributo</text:p>
          </table:table-cell>
          <table:table-cell table:style-name="ce12" office:value-type="string" calcext:value-type="string">
            <text:p>Servizio per la richiesta di sostegno nell'affrontare le spese relative all'assistenza per un familiare non autosufficiente</text:p>
          </table:table-cell>
          <table:table-cell table:style-name="ce12" table:content-validation-name="val1" office:value-type="string" calcext:value-type="string">
            <text:p>Vantaggi economic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Servizi socio-assistenziali e sanitari</text:p>
          </table:table-cell>
          <table:table-cell table:style-name="ce12" office:value-type="string" calcext:value-type="string">
            <text:p>Sociale - agevolazioni tributarie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Presentare domanda di agevolazione tributaria</text:p>
          </table:table-cell>
          <table:table-cell table:style-name="ce12" office:value-type="string" calcext:value-type="string">
            <text:p>Procedimento diretto al riconoscimento delle detrazioni d'imposta spettanti al cittadino, per la fruizione di agevolazioni e/o esenzioni tributarie o tariffarie</text:p>
          </table:table-cell>
          <table:table-cell table:style-name="ce12" table:content-validation-name="val1" office:value-type="string" calcext:value-type="string">
            <text:p>Vantaggi economic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Polizia municipale</text:p>
          </table:table-cell>
          <table:table-cell table:style-name="ce12" office:value-type="string" calcext:value-type="string">
            <text:p>Traffico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Richiedere permesso di accesso ad area ZTL</text:p>
          </table:table-cell>
          <table:table-cell table:style-name="ce12" office:value-type="string" calcext:value-type="string">
            <text:p>Servizio di richiesta di autorizzazioni in deroga a divieti di circolazione</text:p>
          </table:table-cell>
          <table:table-cell table:style-name="ce12" table:content-validation-name="val1" office:value-type="string" calcext:value-type="string">
            <text:p>Permessi e document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Polizia municipale</text:p>
          </table:table-cell>
          <table:table-cell table:style-name="ce12" office:value-type="string" calcext:value-type="string">
            <text:p>Multe e verbali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Pagare contravvenzioni</text:p>
          </table:table-cell>
          <table:table-cell table:style-name="ce12" office:value-type="string" calcext:value-type="string">
            <text:p>Servizio di pagamento di sanzioni dovute a violazioni di regolamenti e normative specifiche</text:p>
          </table:table-cell>
          <table:table-cell table:style-name="ce12" table:content-validation-name="val1" office:value-type="string" calcext:value-type="string">
            <text:p>Pagamenti dovut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Polizia municipale</text:p>
          </table:table-cell>
          <table:table-cell table:style-name="ce12" office:value-type="string" calcext:value-type="string">
            <text:p>Autorizzazioni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Richiedere permesso per parcheggio invalidi</text:p>
          </table:table-cell>
          <table:table-cell table:style-name="ce12" office:value-type="string" calcext:value-type="string">
            <text:p>Servizio di autorizzazione a fruire dei Parcheggi per gli invalidi tramite rilascio di contrassegno in favore dei soggetti diversamente abili, in materia di circolazione stradale</text:p>
          </table:table-cell>
          <table:table-cell table:style-name="ce12" table:content-validation-name="val1" office:value-type="string" calcext:value-type="string">
            <text:p>Permessi e document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Polizia municipale</text:p>
          </table:table-cell>
          <table:table-cell table:style-name="ce12" office:value-type="string" calcext:value-type="string">
            <text:p>Autorizzazioni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Richiedere permesso per passo carrabile</text:p>
          </table:table-cell>
          <table:table-cell table:style-name="ce12" office:value-type="string" calcext:value-type="string">
            <text:p>Servizio di richiesta di autorizzazione a imporre il divieto di parcheggio presso l'ingresso della propria abitazione</text:p>
          </table:table-cell>
          <table:table-cell table:style-name="ce12" table:content-validation-name="val1" office:value-type="string" calcext:value-type="string">
            <text:p>Permessi e document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Istruzione, formazione e sport</text:p>
          </table:table-cell>
          <table:table-cell table:style-name="ce12" office:value-type="string" calcext:value-type="string">
            <text:p>Servizi scolastici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Richiedere iscrizione al trasporto scolastico</text:p>
          </table:table-cell>
          <table:table-cell table:style-name="ce12" office:value-type="string" calcext:value-type="string">
            <text:p>Servizio per la fruizione del trasporto scolastico</text:p>
          </table:table-cell>
          <table:table-cell table:style-name="ce12" table:content-validation-name="val1" office:value-type="string" calcext:value-type="string">
            <text:p>Servizi a pagamento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Istruzione, formazione e sport</text:p>
          </table:table-cell>
          <table:table-cell table:style-name="ce12" office:value-type="string" calcext:value-type="string">
            <text:p>Servizi scolastici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Richiedere iscrizione alla mensa scolastica</text:p>
          </table:table-cell>
          <table:table-cell table:style-name="ce12" office:value-type="string" calcext:value-type="string">
            <text:p>Servizio per la fruizione delle mense scolastiche</text:p>
          </table:table-cell>
          <table:table-cell table:style-name="ce12" table:content-validation-name="val1" office:value-type="string" calcext:value-type="string">
            <text:p>Servizi a pagamento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Istruzione, formazione e sport</text:p>
          </table:table-cell>
          <table:table-cell table:style-name="ce12" office:value-type="string" calcext:value-type="string">
            <text:p>Formazione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Richiedere iscrizione a corsi di formazione</text:p>
          </table:table-cell>
          <table:table-cell table:style-name="ce12" office:value-type="string" calcext:value-type="string">
            <text:p>Servizio per fruire di corsi di formazione gestiti a livello comunale</text:p>
          </table:table-cell>
          <table:table-cell table:style-name="ce12" table:content-validation-name="val1" office:value-type="string" calcext:value-type="string">
            <text:p>Servizi a pagamento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Istruzione, formazione e sport</text:p>
          </table:table-cell>
          <table:table-cell table:style-name="ce12" office:value-type="string" calcext:value-type="string">
            <text:p>Asili nido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Richiedere iscrizione alla scuola dell'infanzia</text:p>
          </table:table-cell>
          <table:table-cell table:style-name="ce12" office:value-type="string" calcext:value-type="string">
            <text:p>Servizio per fruire di strutture per l'infanzia gestite a livello comunale</text:p>
          </table:table-cell>
          <table:table-cell table:style-name="ce12" table:content-validation-name="val1" office:value-type="string" calcext:value-type="string">
            <text:p>Domande con graduatoria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Istruzione, formazione e sport</text:p>
          </table:table-cell>
          <table:table-cell table:style-name="ce12" office:value-type="string" calcext:value-type="string">
            <text:p>Asili nido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Richiedere iscrizione all'asilo nido</text:p>
          </table:table-cell>
          <table:table-cell table:style-name="ce12" office:value-type="string" calcext:value-type="string">
            <text:p>Servizio per richiedere l’ammissione alla frequenza dell’asilo</text:p>
            <text:p>nido comunale, per i bambini di età compresa da 0 a 3</text:p>
            <text:p>anni</text:p>
          </table:table-cell>
          <table:table-cell table:style-name="ce12" table:content-validation-name="val1" office:value-type="string" calcext:value-type="string">
            <text:p>Domande con graduatoria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number-columns-repeated="2" table:style-name="ce12" office:value-type="string" calcext:value-type="string">
            <text:p>Gare e appalti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Presentare domanda di partecipazione a un concorso pubblico</text:p>
          </table:table-cell>
          <table:table-cell table:style-name="ce12" office:value-type="string" calcext:value-type="string">
            <text:p>Servizio per l'iscrizione a concorsi per trovare impego presso la Pubblica Amminsitrazione</text:p>
          </table:table-cell>
          <table:table-cell table:style-name="ce12" table:content-validation-name="val1" office:value-type="string" calcext:value-type="string">
            <text:p>Domande con graduatoria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Demografici elettorali e statistici</text:p>
          </table:table-cell>
          <table:table-cell table:style-name="ce12" office:value-type="string" calcext:value-type="string">
            <text:p>Stato civile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Richiedere una pubblicazione di matrimonio</text:p>
          </table:table-cell>
          <table:table-cell table:style-name="ce12" office:value-type="string" calcext:value-type="string">
            <text:p>Servizo per la richiesta di autorizzazione previa celebrazione dei matrimoni civili</text:p>
          </table:table-cell>
          <table:table-cell table:style-name="ce12" table:content-validation-name="val1" office:value-type="string" calcext:value-type="string">
            <text:p>Permessi e document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Certificati e documenti</text:p>
          </table:table-cell>
          <table:table-cell table:style-name="ce12" office:value-type="string" calcext:value-type="string">
            <text:p>Demografici - Cimiteri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Richiedere la sepoltura di un defunto</text:p>
          </table:table-cell>
          <table:table-cell table:style-name="ce12" office:value-type="string" calcext:value-type="string">
            <text:p>Servizio per la fruizione dei campi comuni cimiteriali per i propri defunti congiunti</text:p>
          </table:table-cell>
          <table:table-cell table:style-name="ce12" table:content-validation-name="val1" office:value-type="string" calcext:value-type="string">
            <text:p>Servizi a pagamento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Certificati e documenti</text:p>
          </table:table-cell>
          <table:table-cell table:style-name="ce12" office:value-type="string" calcext:value-type="string">
            <text:p>Demografici - Cimiteri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Pagare il canone per le lampade votive</text:p>
          </table:table-cell>
          <table:table-cell table:style-name="ce12" office:value-type="string" calcext:value-type="string">
            <text:p>Servizio per il pagamento delle spese cimiteriali</text:p>
          </table:table-cell>
          <table:table-cell table:style-name="ce12" table:content-validation-name="val1" office:value-type="string" calcext:value-type="string">
            <text:p>Pagamenti dovut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Certificati e documenti</text:p>
          </table:table-cell>
          <table:table-cell table:style-name="ce12" office:value-type="string" calcext:value-type="string">
            <text:p>Accesso agli atti - accesso civico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Richiedere l'accesso agli atti</text:p>
          </table:table-cell>
          <table:table-cell table:style-name="ce12" office:value-type="string" calcext:value-type="string">
            <text:p>Servizio per esercitare il proprio diritto a richiedere, prendere visione ed, eventualmente, ottenere copia dei documenti amministrativi.</text:p>
          </table:table-cell>
          <table:table-cell table:style-name="ce12" table:content-validation-name="val1" office:value-type="string" calcext:value-type="string">
            <text:p>Permessi e documenti</text:p>
          </table:table-cell>
          <table:table-cell table:style-name="ce13" table:number-columns-repeated="19"/>
          <table:table-cell table:number-columns-repeated="999"/>
        </table:table-row>
        <table:table-row table:style-name="ro1">
          <table:table-cell table:style-name="ce12" office:value-type="string" calcext:value-type="string">
            <text:p>Commercio e attività produttive</text:p>
          </table:table-cell>
          <table:table-cell table:style-name="ce12" office:value-type="string" calcext:value-type="string">
            <text:p>Mercati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Richiedere permesso di occupazione suolo pubblico</text:p>
          </table:table-cell>
          <table:table-cell table:style-name="ce12" office:value-type="string" calcext:value-type="string">
            <text:p>Servizio per richiedere la concessione a fruire degli spazi comunali</text:p>
          </table:table-cell>
          <table:table-cell table:style-name="ce12" table:content-validation-name="val1" office:value-type="string" calcext:value-type="string">
            <text:p>Permessi e documenti</text:p>
          </table:table-cell>
          <table:table-cell table:style-name="ce13" table:number-columns-repeated="19"/>
          <table:table-cell table:number-columns-repeated="999"/>
        </table:table-row>
        <table:table-row table:style-name="ro1" table:number-rows-repeated="973">
          <table:table-cell table:style-name="ce13" table:number-columns-repeated="2"/>
          <table:table-cell table:style-name="ce15"/>
          <table:table-cell table:style-name="ce13" table:number-columns-repeated="22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Istruzioni.$A$1" table:cell-range-address="$'Lista servizi digitali al cittadino'.$A$1:.$Y$27"/>
        </table:named-expressions>
      </table:table>
      <table:table table:name="Tipologie di flussi" table:style-name="ta3"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9" table:default-cell-style-name="Default"/>
        <table:table-row table:style-name="ro1">
          <table:table-cell table:style-name="ce11" office:value-type="string" calcext:value-type="string">
            <text:p>Tipologia di flusso</text:p>
          </table:table-cell>
          <table:table-cell table:style-name="ce11" office:value-type="string" calcext:value-type="string">
            <text:p>N.</text:p>
          </table:table-cell>
          <table:table-cell table:style-name="ce11" office:value-type="string" calcext:value-type="string">
            <text:p>Servizio digitale per il cittadino</text:p>
          </table:table-cell>
          <table:table-cell table:style-name="ce11" office:value-type="string" calcext:value-type="string">
            <text:p>Moduli e sezioni</text:p>
          </table:table-cell>
          <table:table-cell table:style-name="ce11" office:value-type="string" calcext:value-type="string">
            <text:p>Diagrammi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Domande con graduatoria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string" calcext:value-type="string">
            <text:p>Richiedere assegnazione alloggio</text:p>
          </table:table-cell>
          <table:table-cell table:style-name="ce20" office:value-type="string" calcext:value-type="string">
            <text:p><text:a xlink:href="#Domande con graduatoria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Km09i_yuKic7Rh5KSOzWz7voNtplJ0Ke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Domande con graduatoria</text:p>
          </table:table-cell>
          <table:table-cell table:style-name="ce12" office:value-type="float" office:value="19" calcext:value-type="float">
            <text:p>19</text:p>
          </table:table-cell>
          <table:table-cell table:style-name="ce14" office:value-type="string" calcext:value-type="string">
            <text:p>Richiedere iscrizione alla scuola dell'infanzia</text:p>
          </table:table-cell>
          <table:table-cell table:style-name="ce20" office:value-type="string" calcext:value-type="string">
            <text:p><text:a xlink:href="#Domande con graduatoria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Km09i_yuKic7Rh5KSOzWz7voNtplJ0Ke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Domande con graduatoria</text:p>
          </table:table-cell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Richiedere iscrizione all'asilo nido</text:p>
          </table:table-cell>
          <table:table-cell table:style-name="ce20" office:value-type="string" calcext:value-type="string">
            <text:p><text:a xlink:href="#Domande con graduatoria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Km09i_yuKic7Rh5KSOzWz7voNtplJ0Ke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Domande con graduatoria</text:p>
          </table:table-cell>
          <table:table-cell table:style-name="ce12" office:value-type="float" office:value="21" calcext:value-type="float">
            <text:p>21</text:p>
          </table:table-cell>
          <table:table-cell table:style-name="ce14" office:value-type="string" calcext:value-type="string">
            <text:p>Presentare domanda di partecipazione a un concorso pubblico</text:p>
          </table:table-cell>
          <table:table-cell table:style-name="ce20" office:value-type="string" calcext:value-type="string">
            <text:p><text:a xlink:href="#Domande con graduatoria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Km09i_yuKic7Rh5KSOzWz7voNtplJ0Ke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6" table:content-validation-name="val2" office:value-type="string" calcext:value-type="string">
            <text:p>Pagamenti dovuti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Pagare tributi IMU</text:p>
          </table:table-cell>
          <table:table-cell table:style-name="ce21" office:value-type="string" calcext:value-type="string">
            <text:p><text:a xlink:href="#Servizi a pagamento-flussi di servizio.A1" xlink:type="simple">Vai al flusso...</text:a></text:p>
          </table:table-cell>
          <table:table-cell table:style-name="ce21" office:value-type="string" calcext:value-type="string">
            <text:p><text:a xlink:href="https://drive.google.com/file/d/1Km09i_yuKic7Rh5KSOzWz7voNtplJ0Ke/view?usp=sharing" xlink:type="simple">Vai al diagramma...</text:a></text:p>
          </table:table-cell>
          <table:table-cell table:style-name="ce2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Pagamenti dovuti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Pagare canone CIMP</text:p>
          </table:table-cell>
          <table:table-cell table:style-name="ce20" office:value-type="string" calcext:value-type="string">
            <text:p><text:a xlink:href="#Pagamenti dovut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cd9PL4ghpisa0O2NDWvL6qcFD-fdkNej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Pagamenti dovuti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Pagare canone COSAP</text:p>
          </table:table-cell>
          <table:table-cell table:style-name="ce20" office:value-type="string" calcext:value-type="string">
            <text:p><text:a xlink:href="#Pagamenti dovut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cd9PL4ghpisa0O2NDWvL6qcFD-fdkNej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Pagamenti dovuti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string" calcext:value-type="string">
            <text:p>Pagare canone idrico</text:p>
          </table:table-cell>
          <table:table-cell table:style-name="ce20" office:value-type="string" calcext:value-type="string">
            <text:p><text:a xlink:href="#Pagamenti dovut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cd9PL4ghpisa0O2NDWvL6qcFD-fdkNej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Pagamenti dovuti</text:p>
          </table:table-cell>
          <table:table-cell table:style-name="ce12" office:value-type="float" office:value="13" calcext:value-type="float">
            <text:p>13</text:p>
          </table:table-cell>
          <table:table-cell table:style-name="ce14" office:value-type="string" calcext:value-type="string">
            <text:p>Pagare contravvenzioni</text:p>
          </table:table-cell>
          <table:table-cell table:style-name="ce20" office:value-type="string" calcext:value-type="string">
            <text:p><text:a xlink:href="#Pagamenti dovut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cd9PL4ghpisa0O2NDWvL6qcFD-fdkNej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Pagamenti dovuti</text:p>
          </table:table-cell>
          <table:table-cell table:style-name="ce12" office:value-type="float" office:value="24" calcext:value-type="float">
            <text:p>24</text:p>
          </table:table-cell>
          <table:table-cell table:style-name="ce14" office:value-type="string" calcext:value-type="string">
            <text:p>Pagare il canone per le lampade votive</text:p>
          </table:table-cell>
          <table:table-cell table:style-name="ce20" office:value-type="string" calcext:value-type="string">
            <text:p><text:a xlink:href="#Pagamenti dovut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cd9PL4ghpisa0O2NDWvL6qcFD-fdkNej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7" table:content-validation-name="val2" office:value-type="string" calcext:value-type="string">
            <text:p>Pagamenti dovuti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Richiedere permesso di parcheggio per residenti</text:p>
          </table:table-cell>
          <table:table-cell table:style-name="ce22" office:value-type="string" calcext:value-type="string">
            <text:p><text:a xlink:href="#Pagamenti dovuti-flusso di servizio.A1" xlink:type="simple">Vai al flusso...</text:a></text:p>
          </table:table-cell>
          <table:table-cell table:style-name="ce22" office:value-type="string" calcext:value-type="string">
            <text:p><text:a xlink:href="https://drive.google.com/file/d/1cd9PL4ghpisa0O2NDWvL6qcFD-fdkNej/view?usp=sharing" xlink:type="simple">Vai al diagramma...</text:a></text:p>
          </table:table-cell>
          <table:table-cell table:style-name="ce24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Permessi e documenti</text:p>
          </table:table-cell>
          <table:table-cell table:style-name="ce12" office:value-type="float" office:value="12" calcext:value-type="float">
            <text:p>12</text:p>
          </table:table-cell>
          <table:table-cell table:style-name="ce14" office:value-type="string" calcext:value-type="string">
            <text:p>Richiedere permesso di accesso ad area ZTL</text:p>
          </table:table-cell>
          <table:table-cell table:style-name="ce20" office:value-type="string" calcext:value-type="string">
            <text:p><text:a xlink:href="#Permessi e document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X_plEwMUT2NhAUHUoMuy-RbasRROQuup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Permessi e documenti</text:p>
          </table:table-cell>
          <table:table-cell table:style-name="ce12" office:value-type="float" office:value="14" calcext:value-type="float">
            <text:p>14</text:p>
          </table:table-cell>
          <table:table-cell table:style-name="ce14" office:value-type="string" calcext:value-type="string">
            <text:p>Richiedere permesso per parcheggio invalidi</text:p>
          </table:table-cell>
          <table:table-cell table:style-name="ce20" office:value-type="string" calcext:value-type="string">
            <text:p><text:a xlink:href="#Permessi e document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X_plEwMUT2NhAUHUoMuy-RbasRROQuup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Permessi e documenti</text:p>
          </table:table-cell>
          <table:table-cell table:style-name="ce12" office:value-type="float" office:value="15" calcext:value-type="float">
            <text:p>15</text:p>
          </table:table-cell>
          <table:table-cell table:style-name="ce14" office:value-type="string" calcext:value-type="string">
            <text:p>Richiedere permesso per passo carrabile</text:p>
          </table:table-cell>
          <table:table-cell table:style-name="ce20" office:value-type="string" calcext:value-type="string">
            <text:p><text:a xlink:href="#Permessi e document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X_plEwMUT2NhAUHUoMuy-RbasRROQuup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Permessi e documenti</text:p>
          </table:table-cell>
          <table:table-cell table:style-name="ce12" office:value-type="float" office:value="22" calcext:value-type="float">
            <text:p>22</text:p>
          </table:table-cell>
          <table:table-cell table:style-name="ce14" office:value-type="string" calcext:value-type="string">
            <text:p>Richiedere una pubblicazione di matrimonio</text:p>
          </table:table-cell>
          <table:table-cell table:style-name="ce20" office:value-type="string" calcext:value-type="string">
            <text:p><text:a xlink:href="#Permessi e document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X_plEwMUT2NhAUHUoMuy-RbasRROQuup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Permessi e documenti</text:p>
          </table:table-cell>
          <table:table-cell table:style-name="ce12" office:value-type="float" office:value="25" calcext:value-type="float">
            <text:p>25</text:p>
          </table:table-cell>
          <table:table-cell table:style-name="ce14" office:value-type="string" calcext:value-type="string">
            <text:p>Richiedere l'accesso agli atti</text:p>
          </table:table-cell>
          <table:table-cell table:style-name="ce20" office:value-type="string" calcext:value-type="string">
            <text:p><text:a xlink:href="#Permessi e document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X_plEwMUT2NhAUHUoMuy-RbasRROQuup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Permessi e documenti</text:p>
          </table:table-cell>
          <table:table-cell table:style-name="ce12" office:value-type="float" office:value="26" calcext:value-type="float">
            <text:p>26</text:p>
          </table:table-cell>
          <table:table-cell table:style-name="ce14" office:value-type="string" calcext:value-type="string">
            <text:p>Richiedere permesso di occupazione suolo pubblico</text:p>
          </table:table-cell>
          <table:table-cell table:style-name="ce20" office:value-type="string" calcext:value-type="string">
            <text:p><text:a xlink:href="#Permessi e document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X_plEwMUT2NhAUHUoMuy-RbasRROQuup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7" table:content-validation-name="val2" office:value-type="string" calcext:value-type="string">
            <text:p>Permessi e documenti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string" calcext:value-type="string">
            <text:p>Richiedere iscrizione al trasporto scolastico</text:p>
          </table:table-cell>
          <table:table-cell table:style-name="ce22" office:value-type="string" calcext:value-type="string">
            <text:p><text:a xlink:href="#Permessi e documenti-flusso di servizio.A1" xlink:type="simple">Vai al flusso...</text:a></text:p>
          </table:table-cell>
          <table:table-cell table:style-name="ce22" office:value-type="string" calcext:value-type="string">
            <text:p><text:a xlink:href="https://drive.google.com/file/d/1X_plEwMUT2NhAUHUoMuy-RbasRROQuup/view?usp=sharing" xlink:type="simple">Vai al diagramma...</text:a></text:p>
          </table:table-cell>
          <table:table-cell table:style-name="ce24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Servizi a pagamento</text:p>
          </table:table-cell>
          <table:table-cell table:style-name="ce12" office:value-type="float" office:value="17" calcext:value-type="float">
            <text:p>17</text:p>
          </table:table-cell>
          <table:table-cell table:style-name="ce14" office:value-type="string" calcext:value-type="string">
            <text:p>Richiedere iscrizione alla mensa scolastica</text:p>
          </table:table-cell>
          <table:table-cell table:style-name="ce20" office:value-type="string" calcext:value-type="string">
            <text:p><text:a xlink:href="#Servizi a pagamento-flussi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pJs7JBZA2YvBycLrWeKVbyOPSZ23Zy_x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Servizi a pagamento</text:p>
          </table:table-cell>
          <table:table-cell table:style-name="ce12" office:value-type="float" office:value="18" calcext:value-type="float">
            <text:p>18</text:p>
          </table:table-cell>
          <table:table-cell table:style-name="ce14" office:value-type="string" calcext:value-type="string">
            <text:p>Richiedere iscrizione a corsi di formazione</text:p>
          </table:table-cell>
          <table:table-cell table:style-name="ce20" office:value-type="string" calcext:value-type="string">
            <text:p><text:a xlink:href="#Servizi a pagamento-flussi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pJs7JBZA2YvBycLrWeKVbyOPSZ23Zy_x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7" table:content-validation-name="val2" office:value-type="string" calcext:value-type="string">
            <text:p>Servizi a pagamento</text:p>
          </table:table-cell>
          <table:table-cell table:style-name="ce17" office:value-type="float" office:value="23" calcext:value-type="float">
            <text:p>23</text:p>
          </table:table-cell>
          <table:table-cell table:style-name="ce19" office:value-type="string" calcext:value-type="string">
            <text:p>Richiedere la sepoltura di un defunto</text:p>
          </table:table-cell>
          <table:table-cell table:style-name="ce22" office:value-type="string" calcext:value-type="string">
            <text:p><text:a xlink:href="#Servizi a pagamento-flussi di servizio.A1" xlink:type="simple">Vai al flusso...</text:a></text:p>
          </table:table-cell>
          <table:table-cell table:style-name="ce22" office:value-type="string" calcext:value-type="string">
            <text:p><text:a xlink:href="https://drive.google.com/file/d/1pJs7JBZA2YvBycLrWeKVbyOPSZ23Zy_x/view?usp=sharing" xlink:type="simple">Vai al diagramma...</text:a></text:p>
          </table:table-cell>
          <table:table-cell table:style-name="ce24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Vantaggi economici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string" calcext:value-type="string">
            <text:p>Richiedere agevolazioni scolastiche</text:p>
          </table:table-cell>
          <table:table-cell table:style-name="ce20" office:value-type="string" calcext:value-type="string">
            <text:p><text:a xlink:href="#Vantaggi economic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pV7KIpjj2Z4pHyytyqVac1Srj7FrOej0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Vantaggi economici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Presentare domanda per assegno di maternità</text:p>
          </table:table-cell>
          <table:table-cell table:style-name="ce20" office:value-type="string" calcext:value-type="string">
            <text:p><text:a xlink:href="#Vantaggi economic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pV7KIpjj2Z4pHyytyqVac1Srj7FrOej0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Vantaggi economici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Presentare domanda per bonus economici</text:p>
          </table:table-cell>
          <table:table-cell table:style-name="ce20" office:value-type="string" calcext:value-type="string">
            <text:p><text:a xlink:href="#Vantaggi economic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pV7KIpjj2Z4pHyytyqVac1Srj7FrOej0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Vantaggi economici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string" calcext:value-type="string">
            <text:p>Presentare domanda per un contributo</text:p>
          </table:table-cell>
          <table:table-cell table:style-name="ce20" office:value-type="string" calcext:value-type="string">
            <text:p><text:a xlink:href="#Vantaggi economic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pV7KIpjj2Z4pHyytyqVac1Srj7FrOej0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>
          <table:table-cell table:style-name="ce12" table:content-validation-name="val2" office:value-type="string" calcext:value-type="string">
            <text:p>Vantaggi economici</text:p>
          </table:table-cell>
          <table:table-cell table:style-name="ce12" office:value-type="float" office:value="11" calcext:value-type="float">
            <text:p>11</text:p>
          </table:table-cell>
          <table:table-cell table:style-name="ce14" office:value-type="string" calcext:value-type="string">
            <text:p>Presentare domanda di agevolazione tributaria</text:p>
          </table:table-cell>
          <table:table-cell table:style-name="ce20" office:value-type="string" calcext:value-type="string">
            <text:p><text:a xlink:href="#Vantaggi economici-flusso di servizio.A1" xlink:type="simple">Vai al flusso...</text:a></text:p>
          </table:table-cell>
          <table:table-cell table:style-name="ce20" office:value-type="string" calcext:value-type="string">
            <text:p><text:a xlink:href="https://drive.google.com/file/d/1pV7KIpjj2Z4pHyytyqVac1Srj7FrOej0/view?usp=sharing" xlink:type="simple">Vai al diagramma...</text:a></text:p>
          </table:table-cell>
          <table:table-cell table:style-name="ce13" table:number-columns-repeated="19"/>
          <table:table-cell table:number-columns-repeated="1000"/>
        </table:table-row>
        <table:table-row table:style-name="ro1" table:number-rows-repeated="973">
          <table:table-cell table:style-name="ce13" table:number-columns-repeated="24"/>
          <table:table-cell table:number-columns-repeated="100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Istruzioni.$A$1" table:cell-range-address="$'Tipologie di flussi'.$A$1:.$X$27"/>
        </table:named-expressions>
      </table:table>
      <table:table table:name="Flussidiservizio" table:style-name="ta4"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19" table:default-cell-style-name="Default"/>
        <table:table-column table:style-name="co2" table:number-columns-repeated="1017" table:default-cell-style-name="Default"/>
        <table:table-row table:style-name="ro1">
          <table:table-cell table:style-name="ce25"/>
          <table:table-cell table:style-name="ce25" office:value-type="string" calcext:value-type="string">
            <text:p>Usa il filtro per visualizzare i moduli corrispondenti</text:p>
          </table:table-cell>
          <table:table-cell table:style-name="ce31" office:value-type="string" calcext:value-type="string">
            <text:p>Visualizzazione del flusso di interazione</text:p>
          </table:table-cell>
          <table:table-cell table:style-name="ce31" office:value-type="string" calcext:value-type="string">
            <text:p>Un esempio applicato del modello di flusso</text:p>
          </table:table-cell>
          <table:table-cell table:style-name="ce25" office:value-type="string" calcext:value-type="string">
            <text:p>I moduli corrispondono ad una delle schermate del flusso di interazione</text:p>
          </table:table-cell>
          <table:table-cell table:style-name="ce31" office:value-type="string" calcext:value-type="string">
            <text:p>I modelli disponibili su Designers Italia</text:p>
          </table:table-cell>
          <table:table-cell table:style-name="ce31" office:value-type="string" calcext:value-type="string">
            <text:p>Le sezioni compongono ciascuna schermata, e possono variare da servizio a servizio</text:p>
          </table:table-cell>
          <table:table-cell table:style-name="ce10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N.</text:p>
          </table:table-cell>
          <table:table-cell table:style-name="ce26" office:value-type="string" calcext:value-type="string">
            <text:p>TIPOLOGIA DI FLUSSO</text:p>
          </table:table-cell>
          <table:table-cell table:style-name="ce32" office:value-type="string" calcext:value-type="string">
            <text:p>LINK A DIAGRAMMA DI FLUSSO</text:p>
          </table:table-cell>
          <table:table-cell table:style-name="ce32" office:value-type="string" calcext:value-type="string">
            <text:p>LINK A PROTOTIPO</text:p>
          </table:table-cell>
          <table:table-cell table:style-name="ce26" office:value-type="string" calcext:value-type="string">
            <text:p>MODULI</text:p>
          </table:table-cell>
          <table:table-cell table:style-name="ce32" office:value-type="string" calcext:value-type="string">
            <text:p>TEMPLATE HTML</text:p>
          </table:table-cell>
          <table:table-cell table:style-name="ce32" office:value-type="string" calcext:value-type="string">
            <text:p>SEZIONI</text:p>
          </table:table-cell>
          <table:table-cell table:style-name="ce10" table:number-columns-repeated="20"/>
          <table:table-cell table:number-columns-repeated="997"/>
        </table:table-row>
        <table:table-row table:style-name="ro1">
          <table:table-cell table:style-name="ce25"/>
          <table:table-cell table:style-name="ce25" office:value-type="string" calcext:value-type="string">
            <text:p>Archetipi</text:p>
          </table:table-cell>
          <table:table-cell table:style-name="ce25"/>
          <table:table-cell table:style-name="ce25" office:value-type="string" calcext:value-type="string">
            <text:p>Esempio hi-fi</text:p>
          </table:table-cell>
          <table:table-cell table:style-name="ce25" office:value-type="string" calcext:value-type="string">
            <text:p>Macro-raggruppamenti di passaggi</text:p>
          </table:table-cell>
          <table:table-cell table:style-name="ce25" office:value-type="string" calcext:value-type="string">
            <text:p>Link a risorsa online</text:p>
          </table:table-cell>
          <table:table-cell table:style-name="ce25" office:value-type="string" calcext:value-type="string">
            <text:p>Insiemi di uno o più elementi</text:p>
          </table:table-cell>
          <table:table-cell table:style-name="ce10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Trovare informazioni <text:s/></text:p>
          </table:table-cell>
          <table:table-cell table:style-name="ce33" office:value-type="string" calcext:value-type="string">
            <text:p>In lavorazione...</text:p>
          </table:table-cell>
          <table:table-cell table:style-name="ce27"/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9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Accedere al servizio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Log in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cconsentire al trattamento dei dati inseri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ccettazione e condizioni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9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ersona fisica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Giuridica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9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Attestazione ISEE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 i dati specifici del servizio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eferenze di servizio 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9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ersona fisica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Giuridica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9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Attestazione Isee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eferenze di servizio 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9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Conferma invi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ossimi passi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9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Servizi correlati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Messaggi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9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Servizi 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atiche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9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agamenti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erfezionare la richiest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eferenze di servizio 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9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<text:span text:style-name="T4">Effettuare il pagamento</text:span><text:span text:style-name="T5"> (opzionale)</text:span>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referenze di pagament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<text:span text:style-name="T6">Effettuare il pagamento (</text:span><text:span text:style-name="T7">opzionale</text:span><text:span text:style-name="T8">)</text:span>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nteprima di pagamento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9" table:content-validation-name="val3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5" office:value-type="string" calcext:value-type="string">
            <text:p><text:span text:style-name="T6">Effettuare il pagamento (</text:span><text:span text:style-name="T7">opzionale</text:span><text:span text:style-name="T8">)</text:span></text:p>
          </table:table-cell>
          <table:table-cell table:style-name="ce33" office:value-type="string" calcext:value-type="string">
            <text:p>In lavorazione...</text:p>
          </table:table-cell>
          <table:table-cell table:style-name="ce36" office:value-type="string" calcext:value-type="string">
            <text:p>Metodo e dati di pagamento</text:p>
          </table:table-cell>
          <table:table-cell table:style-name="ce38" table:number-columns-repeated="20"/>
          <table:table-cell table:number-columns-repeated="997"/>
        </table:table-row>
        <table:table-row table:style-name="ro1">
          <table:table-cell table:style-name="ce28" table:content-validation-name="val3"/>
          <table:table-cell table:style-name="ce28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Trovare informazioni <text:s/></text:p>
          </table:table-cell>
          <table:table-cell table:style-name="ce33" office:value-type="string" calcext:value-type="string">
            <text:p>In lavorazione...</text:p>
          </table:table-cell>
          <table:table-cell table:style-name="ce27"/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9" table:content-validation-name="val3"/>
          <table:table-cell table:style-name="ce29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ccedere al servizio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Log in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8" table:content-validation-name="val3"/>
          <table:table-cell table:style-name="ce28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Acconsentire al trattamento dei dati inseri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ccettazione e condizioni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9" table:content-validation-name="val3"/>
          <table:table-cell table:style-name="ce29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ersona fisica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8" table:content-validation-name="val3"/>
          <table:table-cell table:style-name="ce28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Giuridica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9" table:content-validation-name="val3"/>
          <table:table-cell table:style-name="ce29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Veicol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8" table:content-validation-name="val3"/>
          <table:table-cell table:style-name="ce28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mmobile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9" table:content-validation-name="val3"/>
          <table:table-cell table:style-name="ce29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Inserire i dati specifici del servizio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referenze di servizi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8" table:content-validation-name="val3"/>
          <table:table-cell table:style-name="ce28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9" table:content-validation-name="val3"/>
          <table:table-cell table:style-name="ce29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ersona Giuridica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8" table:content-validation-name="val3"/>
          <table:table-cell table:style-name="ce28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eicolo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9" table:content-validation-name="val3"/>
          <table:table-cell table:style-name="ce29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Immobile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8" table:content-validation-name="val3"/>
          <table:table-cell table:style-name="ce28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eferenze di servizio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9" table:content-validation-name="val3"/>
          <table:table-cell table:style-name="ce29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Conferma invi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8" table:content-validation-name="val3"/>
          <table:table-cell table:style-name="ce28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ossimi passi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9" table:content-validation-name="val3"/>
          <table:table-cell table:style-name="ce29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Servizi correlati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8" table:content-validation-name="val3"/>
          <table:table-cell table:style-name="ce28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Messaggi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9" table:content-validation-name="val3"/>
          <table:table-cell table:style-name="ce29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Servizi 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8" table:content-validation-name="val3"/>
          <table:table-cell table:style-name="ce28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atiche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9" table:content-validation-name="val3"/>
          <table:table-cell table:style-name="ce29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agamenti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8" table:content-validation-name="val3"/>
          <table:table-cell table:style-name="ce28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Effettuare il pagamento 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eferenze di pagamento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9" table:content-validation-name="val3"/>
          <table:table-cell table:style-name="ce29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Effettuare il pagamento 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Anteprima di pagament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8" table:content-validation-name="val3"/>
          <table:table-cell table:style-name="ce28" table:content-validation-name="val3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6" office:value-type="string" calcext:value-type="string">
            <text:p>Effettuare il pagamento </text:p>
          </table:table-cell>
          <table:table-cell table:style-name="ce33" office:value-type="string" calcext:value-type="string">
            <text:p>In lavorazione...</text:p>
          </table:table-cell>
          <table:table-cell table:style-name="ce35" office:value-type="string" calcext:value-type="string">
            <text:p>Metodo e dati di pagament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9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Trovare informazioni <text:s/></text:p>
          </table:table-cell>
          <table:table-cell table:style-name="ce33" office:value-type="string" calcext:value-type="string">
            <text:p>In lavorazione...</text:p>
          </table:table-cell>
          <table:table-cell table:style-name="ce34"/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Accedere al servizio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Log in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9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cconsentire al trattamento dei dati inseriti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Accettazione e condizioni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9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ersona Giuridica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ttestazione ISEE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9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Dati di accredit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9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ersona Giuridica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ttestazione ISEE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9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Dati di accredit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 invio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9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rossimi passi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Servizi correlati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9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Messaggi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Servizi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9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ratiche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3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5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35" office:value-type="string" calcext:value-type="string">
            <text:p>Pagamenti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Trovare informazioni <text:s/></text:p>
          </table:table-cell>
          <table:table-cell table:style-name="ce33" office:value-type="string" calcext:value-type="string">
            <text:p>In lavorazione...</text:p>
          </table:table-cell>
          <table:table-cell table:style-name="ce34"/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<text:span text:style-name="T4">Accedere al servizio </text:span><text:span text:style-name="T5">(opzionale)</text:span>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Log in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Acconsentire al trattamento dei dati inseriti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Accettazione e condizioni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ersona Giuridica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mmobile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Veicol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ersona Giuridica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mmobile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Veicol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Effettuare il pagamento 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eferenze di pagamento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Effettuare il pagamento 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Anteprima di pagament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Effettuare il pagamento 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Metodo e dati di pagamento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Conferma invi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Servizi correlati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Messaggi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Servizi 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ratiche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3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5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35" office:value-type="string" calcext:value-type="string">
            <text:p>Pagamenti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9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Trovare informazioni <text:s/></text:p>
          </table:table-cell>
          <table:table-cell table:style-name="ce33" office:value-type="string" calcext:value-type="string">
            <text:p>In lavorazione...</text:p>
          </table:table-cell>
          <table:table-cell table:style-name="ce34"/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ccedere al servizio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Log in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9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Acconsentire al trattamento dei dati inseriti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Accettazione e condizioni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9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ersona Giuridica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ttestazione ISEE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9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Veicol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mmobile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9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Inserire i dati specifici del servizio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referenze di servizi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9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ersona Giuridica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ttestazione ISEE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9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Veicol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mmobile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9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referenze di servizi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 invio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9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rossimi passi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Servizi correlati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9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Messaggi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Servizi 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9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ratiche 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agamenti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9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<text:span text:style-name="T4">Effettuare il pagamento</text:span><text:span text:style-name="T5"> </text:span>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Preferenze di pagament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8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<text:span text:style-name="T4">Effettuare il pagamento</text:span><text:span text:style-name="T5"> </text:span>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nteprima di pagamento</text:p>
          </table:table-cell>
          <table:table-cell table:style-name="ce30" table:number-columns-repeated="20"/>
          <table:table-cell table:number-columns-repeated="99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9" table:content-validation-name="val3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<text:span text:style-name="T4">Effettuare il pagamento</text:span><text:span text:style-name="T5"> </text:span></text:p>
          </table:table-cell>
          <table:table-cell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Metodo e dati di pagamento</text:p>
          </table:table-cell>
          <table:table-cell table:style-name="ce37" table:number-columns-repeated="20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>
          <table:table-cell table:style-name="ce30" table:number-columns-repeated="4"/>
          <table:table-cell table:style-name="ce37" table:number-columns-repeated="23"/>
          <table:table-cell table:number-columns-repeated="997"/>
        </table:table-row>
        <table:table-row table:style-name="ro1">
          <table:table-cell table:style-name="ce30" table:number-columns-repeated="27"/>
          <table:table-cell table:number-columns-repeated="997"/>
        </table:table-row>
        <table:table-row table:style-name="ro1" table:number-rows-repeated="19">
          <table:table-cell table:style-name="ce30" table:number-columns-repeated="4"/>
          <table:table-cell table:style-name="ce10" table:number-columns-repeated="23"/>
          <table:table-cell table:number-columns-repeated="997"/>
        </table:table-row>
        <table:table-row table:style-name="ro1" table:number-rows-repeated="4">
          <table:table-cell table:style-name="ce10" table:number-columns-repeated="3"/>
          <table:table-cell table:style-name="ce30"/>
          <table:table-cell table:style-name="ce10" table:number-columns-repeated="23"/>
          <table:table-cell table:number-columns-repeated="997"/>
        </table:table-row>
        <table:table-row table:style-name="ro1" table:number-rows-repeated="822">
          <table:table-cell table:style-name="ce10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Istruzioni.$A$1" table:cell-range-address="$Flussidiservizio.$B$2:.$AA$111"/>
        </table:named-expressions>
      </table:table>
      <table:table table:name="Permessi e documenti-flusso di servizio" table:style-name="ta5">
        <table:table-column table:style-name="co21" table:default-cell-style-name="Default"/>
        <table:table-column table:style-name="co22" table:default-cell-style-name="Default"/>
        <table:table-column table:style-name="co22" table:visibility="collapse" table:number-columns-repeated="2" table:default-cell-style-name="Default"/>
        <table:table-column table:style-name="co22" table:default-cell-style-name="Default"/>
        <table:table-column table:style-name="co22" table:visibility="collapse" table:default-cell-style-name="Default"/>
        <table:table-column table:style-name="co22" table:default-cell-style-name="Default"/>
        <table:table-column table:style-name="co2" table:number-columns-repeated="1017" table:default-cell-style-name="Default"/>
        <table:table-row table:style-name="ro1">
          <table:table-cell table:style-name="ce25"/>
          <table:table-cell table:style-name="ce25" office:value-type="string" calcext:value-type="string">
            <text:p>Usa il filtro per visualizzare i moduli corrispondenti</text:p>
          </table:table-cell>
          <table:table-cell table:style-name="ce31" office:value-type="string" calcext:value-type="string">
            <text:p>Visualizzazione del flusso di interazione</text:p>
          </table:table-cell>
          <table:table-cell table:style-name="ce31" office:value-type="string" calcext:value-type="string">
            <text:p>Un esempio applicato del modello di flusso</text:p>
          </table:table-cell>
          <table:table-cell table:style-name="ce25" office:value-type="string" calcext:value-type="string">
            <text:p>I moduli corrispondono ad una delle schermate del flusso di interazione</text:p>
          </table:table-cell>
          <table:table-cell table:style-name="ce31" office:value-type="string" calcext:value-type="string">
            <text:p>I modelli disponibili su Designers Italia</text:p>
          </table:table-cell>
          <table:table-cell table:style-name="ce31" office:value-type="string" calcext:value-type="string">
            <text:p>Le sezioni compongono ciascuna schermata, e possono variare da servizio a servizio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N.</text:p>
          </table:table-cell>
          <table:table-cell table:style-name="ce26" office:value-type="string" calcext:value-type="string">
            <text:p>TIPOLOGIA DI FLUSSO</text:p>
          </table:table-cell>
          <table:table-cell table:style-name="ce32" office:value-type="string" calcext:value-type="string">
            <text:p>LINK A DIAGRAMMA DI FLUSSO</text:p>
          </table:table-cell>
          <table:table-cell table:style-name="ce32" office:value-type="string" calcext:value-type="string">
            <text:p>LINK A PROTOTIPO</text:p>
          </table:table-cell>
          <table:table-cell table:style-name="ce26" office:value-type="string" calcext:value-type="string">
            <text:p>MODULI</text:p>
          </table:table-cell>
          <table:table-cell table:style-name="ce32" office:value-type="string" calcext:value-type="string">
            <text:p>TEMPLATE HTML</text:p>
          </table:table-cell>
          <table:table-cell table:style-name="ce32" office:value-type="string" calcext:value-type="string">
            <text:p>SEZIONI</text:p>
          </table:table-cell>
          <table:table-cell table:number-columns-repeated="1017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40" table:content-validation-name="val4" office:value-type="string" calcext:value-type="string">
            <text:p>Permessi e documen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Trovare informazioni <text:s/>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Scheda servizio</text:p>
          </table:table-cell>
          <table:table-cell table:number-columns-repeated="1017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40" table:content-validation-name="val4" office:value-type="string" calcext:value-type="string">
            <text:p>Permessi e documen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Accedere al servizio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Log in</text:p>
          </table:table-cell>
          <table:table-cell table:number-columns-repeated="1017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40" table:content-validation-name="val4" office:value-type="string" calcext:value-type="string">
            <text:p>Permessi e documen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Acconsentire al trattamento dei dati inseriti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Accettazione e condizioni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eicolo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mmobile</text:p>
          </table:table-cell>
          <table:table-cell table:number-columns-repeated="1017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40" table:content-validation-name="val4" office:value-type="string" calcext:value-type="string">
            <text:p>Permessi e documen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Inserire i dati specifici del servizio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Preferenze di servizio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eicolo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mmobile</text:p>
          </table:table-cell>
          <table:table-cell table:number-columns-repeated="1017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40" table:content-validation-name="val4" office:value-type="string" calcext:value-type="string">
            <text:p>Permessi e documen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Confermare riepilogo informazioni inserite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Preferenze di servizio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 invio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ossimi passi</text:p>
          </table:table-cell>
          <table:table-cell table:number-columns-repeated="1017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40" table:content-validation-name="val4" office:value-type="string" calcext:value-type="string">
            <text:p>Permessi e documen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Ricevere conferma dal sistema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Servizi correlati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Messaggi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Servizi 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atiche</text:p>
          </table:table-cell>
          <table:table-cell table:number-columns-repeated="1017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40" table:content-validation-name="val4" office:value-type="string" calcext:value-type="string">
            <text:p>Permessi e documen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Visitare l'area personale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Pagamenti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Effettuare il pagamento 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eferenze di pagamento</text:p>
          </table:table-cell>
          <table:table-cell table:number-columns-repeated="1017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8" table:content-validation-name="val4" office:value-type="string" calcext:value-type="string">
            <text:p>Permessi e documen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Effettuare il pagamento 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nteprima di pagamento</text:p>
          </table:table-cell>
          <table:table-cell table:number-columns-repeated="1017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40" table:content-validation-name="val4" office:value-type="string" calcext:value-type="string">
            <text:p>Permessi e documen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Effettuare il pagamento 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Metodo e dati di pagamento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amenti dovuti-flusso di servizio" table:style-name="ta6">
        <table:table-column table:style-name="co21" table:default-cell-style-name="Default"/>
        <table:table-column table:style-name="co23" table:default-cell-style-name="Default"/>
        <table:table-column table:style-name="co24" table:visibility="collapse" table:number-columns-repeated="2" table:default-cell-style-name="Default"/>
        <table:table-column table:style-name="co24" table:default-cell-style-name="Default"/>
        <table:table-column table:style-name="co24" table:visibility="collapse" table:default-cell-style-name="Default"/>
        <table:table-column table:style-name="co24" table:default-cell-style-name="Default"/>
        <table:table-column table:style-name="co2" table:number-columns-repeated="1017" table:default-cell-style-name="Default"/>
        <table:table-row table:style-name="ro1">
          <table:table-cell table:style-name="ce25"/>
          <table:table-cell table:style-name="ce25" office:value-type="string" calcext:value-type="string">
            <text:p>Usa il filtro per visualizzare i moduli corrispondenti</text:p>
          </table:table-cell>
          <table:table-cell table:style-name="ce31" office:value-type="string" calcext:value-type="string">
            <text:p>Visualizzazione del flusso di interazione</text:p>
          </table:table-cell>
          <table:table-cell table:style-name="ce31" office:value-type="string" calcext:value-type="string">
            <text:p>Un esempio applicato del modello di flusso</text:p>
          </table:table-cell>
          <table:table-cell table:style-name="ce25" office:value-type="string" calcext:value-type="string">
            <text:p>I moduli corrispondono ad una delle schermate del flusso di interazione</text:p>
          </table:table-cell>
          <table:table-cell table:style-name="ce31" office:value-type="string" calcext:value-type="string">
            <text:p>I modelli disponibili su Designers Italia</text:p>
          </table:table-cell>
          <table:table-cell table:style-name="ce31" office:value-type="string" calcext:value-type="string">
            <text:p>Le sezioni compongono ciascuna schermata, e possono variare da servizio a servizio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N.</text:p>
          </table:table-cell>
          <table:table-cell table:style-name="ce26" office:value-type="string" calcext:value-type="string">
            <text:p>TIPOLOGIA DI FLUSSO</text:p>
          </table:table-cell>
          <table:table-cell table:style-name="ce32" office:value-type="string" calcext:value-type="string">
            <text:p>LINK A DIAGRAMMA DI FLUSSO</text:p>
          </table:table-cell>
          <table:table-cell table:style-name="ce32" office:value-type="string" calcext:value-type="string">
            <text:p>LINK A PROTOTIPO</text:p>
          </table:table-cell>
          <table:table-cell table:style-name="ce26" office:value-type="string" calcext:value-type="string">
            <text:p>MODULI</text:p>
          </table:table-cell>
          <table:table-cell table:style-name="ce32" office:value-type="string" calcext:value-type="string">
            <text:p>TEMPLATE HTML</text:p>
          </table:table-cell>
          <table:table-cell table:style-name="ce32" office:value-type="string" calcext:value-type="string">
            <text:p>SEZIONI</text:p>
          </table:table-cell>
          <table:table-cell table:number-columns-repeated="1017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40" table:content-validation-name="val5" office:value-type="string" calcext:value-type="string">
            <text:p>Pagamenti dovu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Trovare informazioni <text:s/>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Scheda servizio</text:p>
          </table:table-cell>
          <table:table-cell table:number-columns-repeated="1017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40" table:content-validation-name="val5" office:value-type="string" calcext:value-type="string">
            <text:p>Pagamenti dovu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<text:span text:style-name="T4">Accedere al servizio </text:span><text:span text:style-name="T5">(opzionale)</text:span>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Log in</text:p>
          </table:table-cell>
          <table:table-cell table:number-columns-repeated="1017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40" table:content-validation-name="val5" office:value-type="string" calcext:value-type="string">
            <text:p>Pagamenti dovu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Acconsentire al trattamento dei dati inseriti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Accettazione e condizioni</text:p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mmobile</text:p>
          </table:table-cell>
          <table:table-cell table:number-columns-repeated="1017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40" table:content-validation-name="val5" office:value-type="string" calcext:value-type="string">
            <text:p>Pagamenti dovu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Inserire/Controllare i dati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Veicolo</text:p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mmobile</text:p>
          </table:table-cell>
          <table:table-cell table:number-columns-repeated="1017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40" table:content-validation-name="val5" office:value-type="string" calcext:value-type="string">
            <text:p>Pagamenti dovu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Confermare riepilogo informazioni inserite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Veicolo</text:p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Effettuare il pagamento 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eferenze di pagamento</text:p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Effettuare il pagamento 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nteprima di pagamento</text:p>
          </table:table-cell>
          <table:table-cell table:number-columns-repeated="1017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40" table:content-validation-name="val5" office:value-type="string" calcext:value-type="string">
            <text:p>Pagamenti dovu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Effettuare il pagamento 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Metodo e dati di pagamento</text:p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 invio</text:p>
          </table:table-cell>
          <table:table-cell table:number-columns-repeated="1017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40" table:content-validation-name="val5" office:value-type="string" calcext:value-type="string">
            <text:p>Pagamenti dovu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Ricevere conferma dal sistema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Servizi correlati</text:p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Messaggi</text:p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Servizi </text:p>
          </table:table-cell>
          <table:table-cell table:number-columns-repeated="101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Pagamenti dovut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atiche</text:p>
          </table:table-cell>
          <table:table-cell table:number-columns-repeated="1017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40" table:content-validation-name="val5" office:value-type="string" calcext:value-type="string">
            <text:p>Pagamenti dovut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Visitare l'area personale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Pagamenti</text:p>
          </table:table-cell>
          <table:table-cell table:number-columns-repeated="1017"/>
        </table:table-row>
        <table:table-row table:style-name="ro1" table:number-rows-repeated="2">
          <table:table-cell table:style-name="ce27" table:number-columns-repeated="7"/>
          <table:table-cell table:number-columns-repeated="1017"/>
        </table:table-row>
        <table:table-row table:style-name="ro1">
          <table:table-cell table:style-name="ce42" table:number-columns-repeated="7"/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taggi economici-flusso di servizio" table:style-name="ta7">
        <table:table-column table:style-name="co25" table:default-cell-style-name="Default"/>
        <table:table-column table:style-name="co22" table:default-cell-style-name="Default"/>
        <table:table-column table:style-name="co22" table:visibility="collapse" table:number-columns-repeated="2" table:default-cell-style-name="Default"/>
        <table:table-column table:style-name="co22" table:default-cell-style-name="Default"/>
        <table:table-column table:style-name="co22" table:visibility="collapse" table:default-cell-style-name="Default"/>
        <table:table-column table:style-name="co22" table:default-cell-style-name="Default"/>
        <table:table-column table:style-name="co2" table:number-columns-repeated="1017" table:default-cell-style-name="Default"/>
        <table:table-row table:style-name="ro1">
          <table:table-cell table:style-name="ce25"/>
          <table:table-cell table:style-name="ce25" office:value-type="string" calcext:value-type="string">
            <text:p>Usa il filtro per visualizzare i moduli corrispondenti</text:p>
          </table:table-cell>
          <table:table-cell table:style-name="ce31" office:value-type="string" calcext:value-type="string">
            <text:p>Visualizzazione del flusso di interazione</text:p>
          </table:table-cell>
          <table:table-cell table:style-name="ce31" office:value-type="string" calcext:value-type="string">
            <text:p>Un esempio applicato del modello di flusso</text:p>
          </table:table-cell>
          <table:table-cell table:style-name="ce25" office:value-type="string" calcext:value-type="string">
            <text:p>I moduli corrispondono ad una delle schermate del flusso di interazione</text:p>
          </table:table-cell>
          <table:table-cell table:style-name="ce31" office:value-type="string" calcext:value-type="string">
            <text:p>I modelli disponibili su Designers Italia</text:p>
          </table:table-cell>
          <table:table-cell table:style-name="ce31" office:value-type="string" calcext:value-type="string">
            <text:p>Le sezioni compongono ciascuna schermata, e possono variare da servizio a servizio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N.</text:p>
          </table:table-cell>
          <table:table-cell table:style-name="ce26" office:value-type="string" calcext:value-type="string">
            <text:p>TIPOLOGIA DI FLUSSO</text:p>
          </table:table-cell>
          <table:table-cell table:style-name="ce32" office:value-type="string" calcext:value-type="string">
            <text:p>LINK A DIAGRAMMA DI FLUSSO</text:p>
          </table:table-cell>
          <table:table-cell table:style-name="ce32" office:value-type="string" calcext:value-type="string">
            <text:p>LINK A PROTOTIPO</text:p>
          </table:table-cell>
          <table:table-cell table:style-name="ce26" office:value-type="string" calcext:value-type="string">
            <text:p>MODULI</text:p>
          </table:table-cell>
          <table:table-cell table:style-name="ce32" office:value-type="string" calcext:value-type="string">
            <text:p>TEMPLATE HTML</text:p>
          </table:table-cell>
          <table:table-cell table:style-name="ce32" office:value-type="string" calcext:value-type="string">
            <text:p>SEZIONI</text:p>
          </table:table-cell>
          <table:table-cell table:number-columns-repeated="1017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40" table:content-validation-name="val6" office:value-type="string" calcext:value-type="string">
            <text:p>Vantaggi economic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Trovare informazioni <text:s/>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Scheda servizio</text:p>
          </table:table-cell>
          <table:table-cell table:number-columns-repeated="1017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40" table:content-validation-name="val6" office:value-type="string" calcext:value-type="string">
            <text:p>Vantaggi economic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Accedere al servizio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Log in</text:p>
          </table:table-cell>
          <table:table-cell table:number-columns-repeated="1017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40" table:content-validation-name="val6" office:value-type="string" calcext:value-type="string">
            <text:p>Vantaggi economic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Acconsentire al trattamento dei dati inseriti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Accettazione e condizioni</text:p>
          </table:table-cell>
          <table:table-cell table:number-columns-repeated="101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6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6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6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ttestazione ISEE</text:p>
          </table:table-cell>
          <table:table-cell table:number-columns-repeated="1017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40" table:content-validation-name="val6" office:value-type="string" calcext:value-type="string">
            <text:p>Vantaggi economic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Inserire/Controllare i dati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Dati di accredito</text:p>
          </table:table-cell>
          <table:table-cell table:number-columns-repeated="101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6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6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6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ttestazione ISEE</text:p>
          </table:table-cell>
          <table:table-cell table:number-columns-repeated="1017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40" table:content-validation-name="val6" office:value-type="string" calcext:value-type="string">
            <text:p>Vantaggi economic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Confermare riepilogo informazioni inserite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Dati di accredito</text:p>
          </table:table-cell>
          <table:table-cell table:number-columns-repeated="101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6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 invio</text:p>
          </table:table-cell>
          <table:table-cell table:number-columns-repeated="101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6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ossimi passi</text:p>
          </table:table-cell>
          <table:table-cell table:number-columns-repeated="1017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40" table:content-validation-name="val6" office:value-type="string" calcext:value-type="string">
            <text:p>Vantaggi economic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Ricevere conferma dal sistema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Servizi correlati</text:p>
          </table:table-cell>
          <table:table-cell table:number-columns-repeated="101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6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Messaggi</text:p>
          </table:table-cell>
          <table:table-cell table:number-columns-repeated="101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6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Servizi</text:p>
          </table:table-cell>
          <table:table-cell table:number-columns-repeated="1017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8" table:content-validation-name="val6" office:value-type="string" calcext:value-type="string">
            <text:p>Vantaggi economici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atiche</text:p>
          </table:table-cell>
          <table:table-cell table:number-columns-repeated="1017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40" table:content-validation-name="val6" office:value-type="string" calcext:value-type="string">
            <text:p>Vantaggi economici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Visitare l'area personale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Pagamenti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mande con graduatoria-flusso di servizio" table:style-name="ta8">
        <table:table-column table:style-name="co26" table:default-cell-style-name="Default"/>
        <table:table-column table:style-name="co16" table:default-cell-style-name="Default"/>
        <table:table-column table:style-name="co16" table:visibility="collapse" table:number-columns-repeated="2" table:default-cell-style-name="Default"/>
        <table:table-column table:style-name="co16" table:number-columns-repeated="3" table:default-cell-style-name="Default"/>
        <table:table-column table:style-name="co2" table:number-columns-repeated="1017" table:default-cell-style-name="Default"/>
        <table:table-row table:style-name="ro1">
          <table:table-cell table:style-name="ce25"/>
          <table:table-cell table:style-name="ce25" office:value-type="string" calcext:value-type="string">
            <text:p>Usa il filtro per visualizzare i moduli corrispondenti</text:p>
          </table:table-cell>
          <table:table-cell table:style-name="ce31" office:value-type="string" calcext:value-type="string">
            <text:p>Visualizzazione del flusso di interazione</text:p>
          </table:table-cell>
          <table:table-cell table:style-name="ce31" office:value-type="string" calcext:value-type="string">
            <text:p>Un esempio applicato del modello di flusso</text:p>
          </table:table-cell>
          <table:table-cell table:style-name="ce25" office:value-type="string" calcext:value-type="string">
            <text:p>I moduli corrispondono ad una delle schermate del flusso di interazione</text:p>
          </table:table-cell>
          <table:table-cell table:style-name="ce31" office:value-type="string" calcext:value-type="string">
            <text:p>I modelli disponibili su Designers Italia</text:p>
          </table:table-cell>
          <table:table-cell table:style-name="ce31" office:value-type="string" calcext:value-type="string">
            <text:p>Le sezioni compongono ciascuna schermata, e possono variare da servizio a servizio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N.</text:p>
          </table:table-cell>
          <table:table-cell table:style-name="ce26" office:value-type="string" calcext:value-type="string">
            <text:p>TIPOLOGIA DI FLUSSO</text:p>
          </table:table-cell>
          <table:table-cell table:style-name="ce32" office:value-type="string" calcext:value-type="string">
            <text:p>LINK A DIAGRAMMA DI FLUSSO</text:p>
          </table:table-cell>
          <table:table-cell table:style-name="ce32" office:value-type="string" calcext:value-type="string">
            <text:p>LINK A PROTOTIPO</text:p>
          </table:table-cell>
          <table:table-cell table:style-name="ce26" office:value-type="string" calcext:value-type="string">
            <text:p>MODULI</text:p>
          </table:table-cell>
          <table:table-cell table:style-name="ce32" office:value-type="string" calcext:value-type="string">
            <text:p>TEMPLATE HTML</text:p>
          </table:table-cell>
          <table:table-cell table:style-name="ce32" office:value-type="string" calcext:value-type="string">
            <text:p>SEZIONI</text:p>
          </table:table-cell>
          <table:table-cell table:number-columns-repeated="1017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40" table:content-validation-name="val7" office:value-type="string" calcext:value-type="string">
            <text:p>Domande con graduatoria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Trovare informazioni <text:s/>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Scheda servizio</text:p>
          </table:table-cell>
          <table:table-cell table:number-columns-repeated="1017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40" table:content-validation-name="val7" office:value-type="string" calcext:value-type="string">
            <text:p>Domande con graduatoria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Accedere al servizio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Log in</text:p>
          </table:table-cell>
          <table:table-cell table:number-columns-repeated="1017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40" table:content-validation-name="val7" office:value-type="string" calcext:value-type="string">
            <text:p>Domande con graduatoria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Acconsentire al trattamento dei dati inseriti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Accettazione e condizioni</text:p>
          </table:table-cell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7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7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7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ttestazione ISEE</text:p>
          </table:table-cell>
          <table:table-cell table:number-columns-repeated="1017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40" table:content-validation-name="val7" office:value-type="string" calcext:value-type="string">
            <text:p>Domande con graduatoria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Inserire i dati specifici del servizio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Preferenze di servizio </text:p>
          </table:table-cell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7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7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7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ttestazione Isee</text:p>
          </table:table-cell>
          <table:table-cell table:number-columns-repeated="1017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40" table:content-validation-name="val7" office:value-type="string" calcext:value-type="string">
            <text:p>Domande con graduatoria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Confermare riepilogo informazioni inserite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Preferenze di servizio </text:p>
          </table:table-cell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7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 invio</text:p>
          </table:table-cell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7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ossimi passi</text:p>
          </table:table-cell>
          <table:table-cell table:number-columns-repeated="1017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40" table:content-validation-name="val7" office:value-type="string" calcext:value-type="string">
            <text:p>Domande con graduatoria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Ricevere conferma dal sistema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Servizi correlati</text:p>
          </table:table-cell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7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Messaggi</text:p>
          </table:table-cell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7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Servizi </text:p>
          </table:table-cell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7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atiche</text:p>
          </table:table-cell>
          <table:table-cell table:number-columns-repeated="1017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40" table:content-validation-name="val7" office:value-type="string" calcext:value-type="string">
            <text:p>Domande con graduatoria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Visitare l'area personale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Pagamenti</text:p>
          </table:table-cell>
          <table:table-cell table:number-columns-repeated="1017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40" table:content-validation-name="val7" office:value-type="string" calcext:value-type="string">
            <text:p>Domande con graduatoria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Perfezionare la richiesta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Preferenze di servizio </text:p>
          </table:table-cell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7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Effettuare il pagamento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Preferenze di pagamento</text:p>
          </table:table-cell>
          <table:table-cell table:number-columns-repeated="1017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8" table:content-validation-name="val7" office:value-type="string" calcext:value-type="string">
            <text:p>Domande con graduatoria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Effettuare il pagamento</text:p>
          </table:table-cell>
          <table:table-cell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Anteprima di pagamento</text:p>
          </table:table-cell>
          <table:table-cell table:number-columns-repeated="1017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40" table:content-validation-name="val7" office:value-type="string" calcext:value-type="string">
            <text:p>Domande con graduatoria</text:p>
          </table:table-cell>
          <table:table-cell table:number-columns-repeated="2"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Effettuare il pagamento</text:p>
          </table:table-cell>
          <table:table-cell table:style-name="ce41" office:value-type="string" calcext:value-type="string">
            <text:p>In lavorazione...</text:p>
          </table:table-cell>
          <table:table-cell table:style-name="ce35" office:value-type="string" calcext:value-type="string">
            <text:p>Metodo e dati di pagamento</text:p>
          </table:table-cell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rvizi a pagamento-flussi di servizio" table:style-name="ta9">
        <table:table-column table:style-name="co26" table:default-cell-style-name="Default"/>
        <table:table-column table:style-name="co27" table:default-cell-style-name="Default"/>
        <table:table-column table:style-name="co27" table:visibility="collapse" table:number-columns-repeated="2" table:default-cell-style-name="Default"/>
        <table:table-column table:style-name="co27" table:default-cell-style-name="Default"/>
        <table:table-column table:style-name="co27" table:visibility="collapse" table:default-cell-style-name="Default"/>
        <table:table-column table:style-name="co27" table:default-cell-style-name="Default"/>
        <table:table-column table:style-name="co2" table:number-columns-repeated="1017" table:default-cell-style-name="Default"/>
        <table:table-row table:style-name="ro1">
          <table:table-cell table:style-name="ce25"/>
          <table:table-cell table:style-name="ce25" office:value-type="string" calcext:value-type="string">
            <text:p>Usa il filtro per visualizzare i moduli corrispondenti</text:p>
          </table:table-cell>
          <table:table-cell table:style-name="ce31" office:value-type="string" calcext:value-type="string">
            <text:p>Visualizzazione del flusso di interazione</text:p>
          </table:table-cell>
          <table:table-cell table:style-name="ce31" office:value-type="string" calcext:value-type="string">
            <text:p>Un esempio applicato del modello di flusso</text:p>
          </table:table-cell>
          <table:table-cell table:style-name="ce25" office:value-type="string" calcext:value-type="string">
            <text:p>I moduli corrispondono ad una delle schermate del flusso di interazione</text:p>
          </table:table-cell>
          <table:table-cell table:style-name="ce31" office:value-type="string" calcext:value-type="string">
            <text:p>I modelli disponibili su Designers Italia</text:p>
          </table:table-cell>
          <table:table-cell table:style-name="ce31" office:value-type="string" calcext:value-type="string">
            <text:p>Le sezioni compongono ciascuna schermata, e possono variare da servizio a servizio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N.</text:p>
          </table:table-cell>
          <table:table-cell table:style-name="ce26" office:value-type="string" calcext:value-type="string">
            <text:p>TIPOLOGIA DI FLUSSO</text:p>
          </table:table-cell>
          <table:table-cell table:style-name="ce32" office:value-type="string" calcext:value-type="string">
            <text:p>LINK A DIAGRAMMA DI FLUSSO</text:p>
          </table:table-cell>
          <table:table-cell table:style-name="ce32" office:value-type="string" calcext:value-type="string">
            <text:p>LINK A PROTOTIPO</text:p>
          </table:table-cell>
          <table:table-cell table:style-name="ce26" office:value-type="string" calcext:value-type="string">
            <text:p>MODULI</text:p>
          </table:table-cell>
          <table:table-cell table:style-name="ce32" office:value-type="string" calcext:value-type="string">
            <text:p>TEMPLATE HTML</text:p>
          </table:table-cell>
          <table:table-cell table:style-name="ce32" office:value-type="string" calcext:value-type="string">
            <text:p>SEZIONI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Trovare informazioni <text:s/>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Scheda servizio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Accedere al servizio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Log in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Acconsentire al trattamento dei dati inseriti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Accettazione e condizioni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Attestazione ISEE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Veicolo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Inserire/Controllare i dati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Immobile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Inserire i dati specifici del servizio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Preferenze di servizio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Attestazione ISEE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Veicolo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Immobile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Confermare riepilogo informazioni inserite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Preferenze di servizio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Conferma invio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Prossimi passi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Ricevere conferma dal sistema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Servizi correlati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Messaggi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Servizi 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Pratiche 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27" office:value-type="string" calcext:value-type="string">
            <text:p>Visitare l'area personale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Pagamenti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<text:span text:style-name="T4">Effettuare il pagamento</text:span><text:span text:style-name="T5"> </text:span>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Preferenze di pagamento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<text:span text:style-name="T4">Effettuare il pagamento</text:span><text:span text:style-name="T5"> </text:span>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Anteprima di pagamento</text:p>
          </table:table-cell>
          <table:table-cell table:number-columns-repeated="1017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12" table:content-validation-name="val8" office:value-type="string" calcext:value-type="string">
            <text:p>Servizi a pagamento</text:p>
          </table:table-cell>
          <table:table-cell table:number-columns-repeated="2" table:style-name="ce33" office:value-type="string" calcext:value-type="string">
            <text:p>In lavorazione...</text:p>
          </table:table-cell>
          <table:table-cell table:style-name="ce34" office:value-type="string" calcext:value-type="string">
            <text:p><text:span text:style-name="T4">Effettuare il pagamento</text:span><text:span text:style-name="T5"> </text:span></text:p>
          </table:table-cell>
          <table:table-cell table:style-name="ce33" office:value-type="string" calcext:value-type="string">
            <text:p>In lavorazione...</text:p>
          </table:table-cell>
          <table:table-cell table:style-name="ce42" office:value-type="string" calcext:value-type="string">
            <text:p>Metodo e dati di pagamento</text:p>
          </table:table-cell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Permessi e documenti-flusso di servizio'.A3:'Permessi e documenti-flusso di servizio'.G25" table:contains-header="false"/>
        <table:database-range table:name="Table_2" table:target-range-address="'Pagamenti dovuti-flusso di servizio'.A3:'Pagamenti dovuti-flusso di servizio'.G25" table:contains-header="false"/>
        <table:database-range table:name="Table_3" table:target-range-address="'Vantaggi economici-flusso di servizio'.A3:'Vantaggi economici-flusso di servizio'.G20" table:contains-header="false"/>
        <table:database-range table:name="Table_4" table:target-range-address="'Domande con graduatoria-flusso di servizio'.A3:'Domande con graduatoria-flusso di servizio'.G24" table:contains-header="false"/>
        <table:database-range table:name="Table_5" table:target-range-address="'Servizi a pagamento-flussi di servizio'.A3:'Servizi a pagamento-flussi di servizio'.G27" table:contains-header="false"/>
        <table:database-range table:name="__Anonymous_Sheet_DB__1" table:target-range-address="'Lista servizi digitali al cittadino'.A1:'Lista servizi digitali al cittadino'.Y27" table:display-filter-buttons="true"/>
        <table:database-range table:name="__Anonymous_Sheet_DB__2" table:target-range-address="'Tipologie di flussi'.A1:'Tipologie di flussi'.X27" table:display-filter-buttons="true"/>
        <table:database-range table:name="__Anonymous_Sheet_DB__3" table:target-range-address="Flussidiservizio.B2:Flussidiservizio.AA1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tillium Web&quot;" svg:font-family="'&quot;Titillium Web&quot;'"/>
    <style:font-face style:name="&quot;Titillium Web&quot;, Arial" svg:font-family="'&quot;Titillium Web&quot;, Arial'"/>
    <style:font-face style:name="Arial" svg:font-family="Arial"/>
    <style:font-face style:name="Titillium Web" svg:font-family="'Titillium Web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struzioni" style:display-name="PageStyle_Istruzio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_20_servizi_20_digitali_20_al_20_cittadino" style:display-name="PageStyle_Lista servizi digitali al cittadi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pologie_20_di_20_flussi" style:display-name="PageStyle_Tipologie di fluss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ussidiservizio" style:display-name="PageStyle_Flussidiserviz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messi_20_e_20_documenti-flusso_20_di_20_servizio" style:display-name="PageStyle_Permessi e documenti-flusso di serviz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amenti_20_dovuti-flusso_20_di_20_servizio" style:display-name="PageStyle_Pagamenti dovuti-flusso di serviz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taggi_20_economici-flusso_20_di_20_servizio" style:display-name="PageStyle_Vantaggi economici-flusso di serviz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mande_20_con_20_graduatoria-flusso_20_di_20_servizio" style:display-name="PageStyle_Domande con graduatoria-flusso di serviz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zi_20_a_20_pagamento-flussi_20_di_20_servizio" style:display-name="PageStyle_Servizi a pagamento-flussi di serviz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1897" meta:object-count="0"/>
    <meta:generator>LibreOfficeDev/6.0.5.2$Linux_X86_64 LibreOffice_project/</meta:generator>
  </office:meta>
</office:document-meta>
</file>